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color="#000000" style:font-name="Arial" style:font-name-asian="Arial" style:font-name-complex="Arial"/>
    </style:style>
    <style:style style:name="P9"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0" style:family="paragraph" style:parent-style-name="Text_20_body">
      <style:paragraph-properties fo:break-before="page"/>
    </style:style>
    <style:style style:name="P11"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2" style:family="paragraph" style:parent-style-name="Text_20_body">
      <style:text-properties fo:color="#2e861d" style:font-name="Courier" fo:font-size="13pt" style:font-name-asian="Courier" style:font-size-asian="13pt" style:font-name-complex="Courier" style:font-size-complex="13pt"/>
    </style:style>
    <style:style style:name="P13" style:family="paragraph" style:parent-style-name="Standard">
      <style:paragraph-properties fo:margin-top="0cm" fo:margin-bottom="0.212cm" style:writing-mode="lr-tb"/>
      <style:text-properties fo:color="#000000" style:font-name="Arial" style:font-name-asian="Arial" style:font-name-complex="Arial"/>
    </style:style>
    <style:style style:name="P14"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5"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6"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8"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9" style:family="paragraph" style:parent-style-name="Text_20_body">
      <style:paragraph-properties fo:margin-left="1.27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Standard">
      <style:paragraph-properties fo:text-align="start" style:justify-single-word="false" style:text-autospace="none">
        <style:tab-stops>
          <style:tab-stop style:position="0.847cm"/>
        </style:tab-stops>
      </style:paragraph-properties>
    </style:style>
    <style:style style:name="P22" style:family="paragraph" style:parent-style-name="Standard">
      <style:text-properties fo:color="#000000" style:font-name="Monaco" fo:font-size="10pt" style:font-name-asian="Monaco" style:font-size-asian="10pt" style:font-name-complex="Monaco" style:font-size-complex="10pt"/>
    </style:style>
    <style:style style:name="P2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4" style:family="paragraph" style:parent-style-name="Standard">
      <style:text-properties fo:color="#007400" style:font-name="Monaco" fo:font-size="8pt" style:font-name-asian="Monaco" style:font-size-asian="8pt" style:font-name-complex="Monaco" style:font-size-complex="8pt"/>
    </style:style>
    <style:style style:name="P25"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style:font-name-asian="Monaco" style:font-size-asian="8pt" style:font-name-complex="Monaco" style:font-size-complex="8pt"/>
    </style:style>
    <style:style style:name="P26" style:family="paragraph" style:parent-style-name="Standard">
      <style:paragraph-properties style:text-autospace="none"/>
      <style:text-properties fo:color="#007400" style:font-name="Monaco" fo:font-size="8pt" style:font-name-asian="Monaco" style:font-size-asian="8pt" style:font-name-complex="Monaco" style:font-size-complex="8pt"/>
    </style:style>
    <style:style style:name="P27"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28" style:family="paragraph" style:parent-style-name="Standard">
      <style:paragraph-properties fo:margin-top="0cm" fo:margin-bottom="0.212cm" style:writing-mode="lr-tb"/>
      <style:text-properties fo:color="#000000" style:font-name="Arial" style:font-name-asian="Arial" style:font-name-complex="Arial"/>
    </style:style>
    <style:style style:name="P29"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30" style:family="paragraph" style:parent-style-name="Heading_20_1">
      <style:paragraph-properties fo:break-before="pag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style:writing-mode="lr-tb"/>
    </style:style>
    <style:style style:name="P38" style:family="paragraph" style:parent-style-name="Heading_20_3">
      <style:paragraph-properties fo:break-before="page"/>
    </style:style>
    <style:style style:name="P39" style:family="paragraph" style:parent-style-name="Heading_20_2">
      <style:paragraph-properties fo:break-before="page"/>
    </style:style>
    <style:style style:name="P40" style:family="paragraph" style:parent-style-name="Contents_20_Heading">
      <style:paragraph-properties fo:break-before="page"/>
    </style:style>
    <style:style style:name="P41" style:family="paragraph" style:parent-style-name="Contents_20_2">
      <style:paragraph-properties>
        <style:tab-stops>
          <style:tab-stop style:position="14.071cm" style:type="right" style:leader-style="dotted" style:leader-text="."/>
        </style:tab-stops>
      </style:paragraph-properties>
    </style:style>
    <style:style style:name="P42" style:family="paragraph" style:parent-style-name="Contents_20_3">
      <style:paragraph-properties>
        <style:tab-stops>
          <style:tab-stop style:position="13.571cm" style:type="right" style:leader-style="dotted" style:leader-text="."/>
        </style:tab-stops>
      </style:paragraph-properties>
    </style:style>
    <style:style style:name="P43"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fik6" text:anchor-type="paragraph" svg:width="14.57cm" svg:height="20.814cm" draw:z-index="20"><draw:image xlink:href="../../../../Test/GUI/wxWrapper/splash.png" xlink:type="simple" xlink:show="embed" xlink:actuate="onLoad"/></draw:frame></text:p>
      <text:p text:style-name="P5">Create database applications fast</text:p>
      <text:p text:style-name="P5"/>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Rapid Database GUI Designer</text:p>
      <text:p text:style-name="P6"/>
      <text:p text:style-name="P6">Documentation</text:p>
      <text:p text:style-name="P6"/>
      <text:p text:style-name="P6">Create database applications in minutes</text:p>
      <text:p text:style-name="P6"/>
      <text:p text:style-name="P6">© 2000-2009 Lothar Behrens</text:p>
      <text:p text:style-name="P3"/>
      <text:p text:style-name="P3"/>
      <text:p text:style-name="P6">$Revision: 1.5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0">Table of contents</text:p>
            </text:index-title>
            <text:p text:style-name="P43">Introduction<text:tab/>4</text:p>
            <text:p text:style-name="P43">Concept<text:tab/>5</text:p>
            <text:p text:style-name="P43">Quickstart<text:tab/>6</text:p>
            <text:p text:style-name="P41">Creating an UML model<text:tab/>6</text:p>
            <text:p text:style-name="P42">Package names<text:tab/>7</text:p>
            <text:p text:style-name="P42">Creating packages<text:tab/>7</text:p>
            <text:p text:style-name="P42">Create a classview<text:tab/>8</text:p>
            <text:p text:style-name="P42">Create a class diagram<text:tab/>8</text:p>
            <text:p text:style-name="P42">Start modelling<text:tab/>9</text:p>
            <text:p text:style-name="P41">Create some classes<text:tab/>9</text:p>
            <text:p text:style-name="P41">Relate classes<text:tab/>9</text:p>
            <text:p text:style-name="P41">Creating attributes<text:tab/>11</text:p>
            <text:p text:style-name="P43">Export the UML model<text:tab/>12</text:p>
            <text:p text:style-name="P43">Import UML model<text:tab/>14</text:p>
            <text:p text:style-name="P43">The first prototype<text:tab/>16</text:p>
            <text:p text:style-name="P43">You have an existing database<text:tab/>17</text:p>
            <text:p text:style-name="P43">The sample Postbooks<text:tab/>17</text:p>
            <text:p text:style-name="P41">Setup the ODBC connection to the database<text:tab/>17</text:p>
            <text:p text:style-name="P41">Create a new UML model (Quickstart)<text:tab/>18</text:p>
            <text:p text:style-name="P41">Export of the model in XMI 1.2 and import<text:tab/>18</text:p>
            <text:p text:style-name="P41">Prepare for Reverse engineering<text:tab/>18</text:p>
            <text:p text:style-name="P41">Export the application as XMI 2.1<text:tab/>19</text:p>
            <text:p text:style-name="P41">Import the XMI 2.1 model in BoUML<text:tab/>21</text:p>
            <text:p text:style-name="P42">Start the XMI inport into BoUML<text:tab/>22</text:p>
            <text:p text:style-name="P41">Postbooks application as UML model<text:tab/>23</text:p>
            <text:p text:style-name="P41">Postbooks application as prototype<text:tab/>24</text:p>
            <text:p text:style-name="P43">Applying bussiness rules<text:tab/>26</text:p>
            <text:p text:style-name="P41">What are bussiness rules?<text:tab/>26</text:p>
            <text:p text:style-name="P41">Technical implementation of bussiness rules<text:tab/>26</text:p>
            <text:p text:style-name="P41">A first bussiness rule<text:tab/>27</text:p>
            <text:p text:style-name="P43">Printing<text:tab/>30</text:p>
            <text:p text:style-name="P41">Preparing for printing<text:tab/>30</text:p>
            <text:p text:style-name="P42">Dynamic parameters<text:tab/>32</text:p>
            <text:p text:style-name="P43">Extend the functionality of the prototype<text:tab/>33</text:p>
          </text:index-body>
        </text:table-of-content>
        <text:p text:style-name="P11"/>
      </text:section>
      <text:section text:style-name="Sect3" text:name="Bereich2">
        <text:h text:style-name="P30" text:outline-level="1">Introduction</text:h>
        <text:p text:style-name="Text_20_body"/>
        <text:p text:style-name="P7">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7"/>
        <text:p text:style-name="P7">But what is if you have to develop a complicated CRM system with hundreds of forms and corresponding tables?</text:p>
        <text:p text:style-name="P7"/>
        <text:p text:style-name="P7">When you spot the fact that much of the forms are systematically the same, but with changes only in what they show (the fields and their SQL queries), then you probably ask your self, how can I save time or what a boring job.</text:p>
        <text:p text:style-name="P7"/>
        <text:p text:style-name="P7">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8"/>
        <text:p text:style-name="P8">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3"/>
        <text:p text:style-name="P13">Also with the prototype you can test the application before any line of code has been written with a real database.</text:p>
        <text:p text:style-name="P13"/>
        <text:p text:style-name="P14">The tool also helps you to make decisions like what framework should be used or what language has to be used done very late at a point where you do the step from the prototype to codegeneration.</text:p>
        <text:p text:style-name="P14"/>
        <text:p text:style-name="P14">With the ability to generate code (using XSLT at the moment) you have the choice to select a thirtparty template for your desired framework or existing application code the new code should adapt.</text:p>
        <text:p text:style-name="P14"/>
        <text:p text:style-name="P14">Of corse you also could develop your own code generators and probably not only targeting plain database backends. It will be possible for sample to generate code for Java, Hibernate or what ever.</text:p>
        <text:p text:style-name="P14"/>
        <text:p text:style-name="P14">One of the important point is that you have the choice to export to UML2.</text:p>
        <text:h text:style-name="P30"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text:p>
        <text:p text:style-name="Text_20_body"/>
        <text:p text:style-name="Text_20_body">Or you use a designer that understands to create XML files that principally could be imported.</text:p>
        <text:p text:style-name="Text_20_body"/>
        <text:p text:style-name="Text_20_body">This software package is designed to use a UML modelling tool (<text:a xlink:type="simple" xlink:href="http://bouml.free.fr/">BoUML</text:a>) that I support with an import function (template). Other UML tools are not tested.</text:p>
        <text:p text:style-name="Text_20_body"/>
        <text:p text:style-name="Text_20_body">There also could be used other tools that supports a XML format. The XML format must correspond to the modelling needs you require and the XSLT template must translate it to the internal representation. If there is a missing feature in the prototyper you want to have, create a plugin or extend the code and find a way to model it as you like. Then adapt the existing templates to understand the translation from and to the internal representation.</text:p>
        <text:p text:style-name="Text_20_body"/>
        <text:p text:style-name="P36">At the same time of exporting to UML, a codegenerator button is located in the application form of the main sample application (wxWrapper). This button is an action that is modelled in the UML and thus it could be a starting point on how the modeling artifact is implemented (translation).</text:p>
        <text:p text:style-name="P36"/>
        <text:p text:style-name="P36">The action is a cor element to let you extend the current features. For sample there is a new feature in the action it self to behave like a workflow, thus you could model a valitation forkflow to integrate a bussiness logic into a form.</text:p>
        <text:p text:style-name="P36"/>
        <text:p text:style-name="P36">The bussiness logic feature also shows you how to use modelling artifacts in conjunction with plugins or 'callbacks'. It is the most powerful opportunity to extend the features of this project.</text:p>
        <text:p text:style-name="P36"/>
        <text:p text:style-name="P36">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passes to the plain method.</text:p>
        <text:h text:style-name="P30"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1"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38"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1"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38"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3"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4"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0">Until now the model looks like as follows:</text:p>
        <text:p text:style-name="Text_20_body"><draw:frame draw:style-name="fr1"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1109175508" text:style-name="L1">
          <text:list-item>
            <text:p text:style-name="P31">Create attributes</text:p>
          </text:list-item>
          <text:list-item>
            <text:p text:style-name="P31">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39"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5"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30"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6"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0">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30"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0">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0"><draw:frame draw:style-name="fr4"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19"/>
        <text:p text:style-name="P19"/>
        <text:p text:style-name="P19"/>
        <text:p text:style-name="Text_20_body"/>
        <text:p text:style-name="P10">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1" draw:name="Grafik20" text:anchor-type="paragraph" svg:width="14.57cm" svg:height="8.073cm" draw:z-index="14"><draw:image xlink:href="../UML%20Projekt%20Testen.tiff" xlink:type="simple" xlink:show="embed" xlink:actuate="onLoad"/></draw:frame></text:p>
        <text:p text:style-name="Text_20_body"/>
        <text:h text:style-name="P30"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1287806185" text:style-name="L2">
          <text:list-item>
            <text:p text:style-name="P32">You want to replace an existing application</text:p>
          </text:list-item>
          <text:list-item>
            <text:p text:style-name="P32">You want to provide a separate application with parts only</text:p>
          </text:list-item>
          <text:list-item>
            <text:p text:style-name="P32">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39"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39"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1"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39"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7"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39"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1"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1"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0"><draw:frame draw:style-name="fr8"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30"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39"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1"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0">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p text:style-name="Text_20_body"/>
        <text:h text:style-name="P30" text:outline-level="1">Printing</text:h>
        <text:p text:style-name="Text_20_body"/>
        <text:p text:style-name="Text_20_body">This chapter discusses the brand new feature of printing. A bussiness application usually requires to print some reports, thus it is an important feature yet missed.</text:p>
        <text:p text:style-name="Text_20_body"/>
        <text:p text:style-name="Text_20_body">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Text_20_body"/>
        <text:p text:style-name="Text_20_body">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Heading_20_2" text:outline-level="2">Preparing for printing</text:h>
        <text:p text:style-name="Text_20_body"/>
        <text:p text:style-name="Text_20_body">Before you could print anything, you need to add a table in the database from where you want to print reports. The following steps explain what you need to do to enable printing.</text:p>
        <text:p text:style-name="Text_20_body"/>
        <text:p text:style-name="Text_20_body">Creating the table report:</text:p>
        <text:p text:style-name="Text_20_body"/>
        <text:p text:style-name="P24"><text:s text:c="2"/>CREATE TABLE report</text:p>
        <text:p text:style-name="P25"><text:s text:c="2"/>(</text:p>
        <text:p text:style-name="P25"><text:s text:c="2"/>report_id integer NOT NULL DEFAULT <text:s/>nextval(('report_report_id_seq'::text)::regclass),</text:p>
        <text:p text:style-name="P25"><text:s text:c="2"/>report_name text,</text:p>
        <text:p text:style-name="P25"><text:s text:c="2"/>report_sys boolean,</text:p>
        <text:p text:style-name="P25"><text:s text:c="2"/>report_source text,</text:p>
        <text:p text:style-name="P25"><text:s text:c="2"/>report_descrip text,</text:p>
        <text:p text:style-name="P25"><text:s text:c="2"/>report_grade integer NOT NULL,</text:p>
        <text:p text:style-name="P25"><text:s text:c="2"/>report_loaddate timestamp without time zone,</text:p>
        <text:p text:style-name="P25"><text:s text:c="2"/>CONSTRAINT report_pkey PRIMARY KEY (report_id)</text:p>
        <text:p text:style-name="P25"><text:s text:c="2"/>)</text:p>
        <text:p text:style-name="P25"><text:s text:c="2"/>WITH (OIDS=TRUE);</text:p>
        <text:p text:style-name="P25"><text:s text:c="2"/>ALTER TABLE report OWNER TO dba;</text:p>
        <text:p text:style-name="P25"><text:s text:c="2"/>GRANT ALL ON TABLE report TO dba;</text:p>
        <text:p text:style-name="P25"><text:s text:c="2"/>COMMENT ON TABLE report IS 'Report definition information';</text:p>
        <text:p text:style-name="P25"><text:s text:c="2"/></text:p>
        <text:p text:style-name="P25"><text:s text:c="2"/>-- Index: report_name_grade_idx</text:p>
        <text:p text:style-name="P25"><text:s text:c="2"/></text:p>
        <text:p text:style-name="P25"><text:s text:c="2"/>-- DROP INDEX report_name_grade_idx;</text:p>
        <text:p text:style-name="P25"><text:s text:c="2"/></text:p>
        <text:p text:style-name="P25"><text:s text:c="2"/>CREATE UNIQUE INDEX report_name_grade_idx</text:p>
        <text:p text:style-name="P25"><text:s text:c="2"/>ON report</text:p>
        <text:p text:style-name="P25"><text:s text:c="2"/>USING btree</text:p>
        <text:p text:style-name="P26"><text:soft-page-break/><text:s text:c="2"/>(report_name, report_grade);</text:p>
        <text:p text:style-name="Text_20_body"/>
        <text:p text:style-name="Text_20_body">Then you need to fill some configuration tables with data per report that should be invoked by the user.</text:p>
        <text:p text:style-name="Text_20_body">First you must ensure having an action of the following type in action_types table:</text:p>
        <text:p text:style-name="Text_20_body"/>
        <text:p text:style-name="Text_20_body">The 'bezeichnung' (name of the type) does not matter, but will be helpfull when configuring actions in the application 'lbDMF Manager'.</text:p>
        <text:p text:style-name="Text_20_body"/>
        <text:p text:style-name="Text_20_body">The field 'action_handler' must be 'instanceOflbExecuteAction' as this is the functor that creates the instance of the class responsible to execute external applications.</text:p>
        <text:p text:style-name="Text_20_body"/>
        <text:p text:style-name="Text_20_body">The field 'module' must be 'lbDatabaseForm' as it implements the action. Save the generated id for the next step.</text:p>
        <text:p text:style-name="Text_20_body"/>
        <text:p text:style-name="Text_20_body">The document uses as a sample the report to print a list of forms. Thus the table actions should get a record containing the following relevant data:</text:p>
        <text:p text:style-name="Text_20_body"/>
        <text:list xml:id="list1351456018" text:style-name="L3">
          <text:list-item>
            <text:p text:style-name="P33">The field 'name' may be 'Print forms of the actual application'. </text:p>
          </text:list-item>
          <text:list-item>
            <text:p text:style-name="P33">The field 'source' must be the foreign key pointing to anwendungen and thus must be 'anwendungid'.</text:p>
          </text:list-item>
          <text:list-item>
            <text:p text:style-name="P33">The field 'typ' must be '1' or the primary key value of the entry having 'Buttonpress' in the field 'bezeichnung'.</text:p>
          </text:list-item>
        </text:list>
        <text:p text:style-name="Text_20_body"/>
        <text:p text:style-name="Text_20_body">The table 'action_steps' need the following entry:</text:p>
        <text:p text:style-name="Text_20_body"/>
        <text:list xml:id="list1667343043" text:style-name="L4">
          <text:list-item>
            <text:p text:style-name="P34">'bezeichnung' may be 'Print'</text:p>
          </text:list-item>
          <text:list-item>
            <text:p text:style-name="P34">'a_order_number' should be '1'</text:p>
          </text:list-item>
          <text:list-item>
            <text:p text:style-name="P34">'what' must contain a call rptrender with some parameters as explained in the following</text:p>
          </text:list-item>
        </text:list>
        <text:p text:style-name="Text_20_body"/>
        <text:p text:style-name="Text_20_body">Sample for Windows:</text:p>
        <text:p text:style-name="Text_20_body"/>
        <text:p text:style-name="Text_20_body">C:\Programme\openrpt-3.1.0\RPTrender.exe </text:p>
        <text:p text:style-name="Text_20_body">-databaseURL=pgsql://&lt;database server&gt;:5432/lbdmf </text:p>
        <text:p text:style-name="Text_20_body">-username=&lt;database user&gt;</text:p>
        <text:p text:style-name="Text_20_body">-passwd=&lt;password&gt; </text:p>
        <text:p text:style-name="Text_20_body">-loadfromdb={ReportName} </text:p>
        <text:p text:style-name="Text_20_body"><text:soft-page-break/>-printerName={PrinterName} </text:p>
        <text:p text:style-name="Text_20_body">-printpreview -close </text:p>
        <text:p text:style-name="Text_20_body">-param=filter:int={anwendungid}</text:p>
        <text:p text:style-name="Text_20_body">The parameters are as follows:</text:p>
        <text:p text:style-name="Text_20_body"/>
        <text:list xml:id="list53513187" text:style-name="L5">
          <text:list-item>
            <text:p text:style-name="P35">-databaseURL specifies the type of database and where it is installed. Additionally it specifies the port and database name.</text:p>
          </text:list-item>
          <text:list-item>
            <text:p text:style-name="P35">-username and -passwd must not be commented here :-)</text:p>
          </text:list-item>
          <text:list-item>
            <text:p text:style-name="P35">-loadfromdb={ReportName} is a dynamic parameter and gets replaced.</text:p>
          </text:list-item>
          <text:list-item>
            <text:p text:style-name="P35">-printerName={PrinterName} is a dynamic parameter and gets replaced.</text:p>
          </text:list-item>
          <text:list-item>
            <text:p text:style-name="P35">-printpreview -close will directly start the preview mode and automatically closes the reporting application after printing or cancelation.</text:p>
          </text:list-item>
          <text:list-item>
            <text:p text:style-name="P35">-param=filter:int={anwendungid} is a dynamic parameter and gets replaced.</text:p>
          </text:list-item>
        </text:list>
        <text:p text:style-name="Text_20_body"/>
        <text:h text:style-name="Heading_20_3" text:outline-level="3">Dynamic parameters</text:h>
        <text:p text:style-name="Text_20_body"/>
        <text:p text:style-name="Text_20_body">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Text_20_body"/>
        <text:p text:style-name="Text_20_body">Also be aware to select the correct field when you refer to data from your application. The field must be in the select cause, but may not shown in case of hiding the field when the form has been opened from a master form.</text:p>
        <text:p text:style-name="Text_20_body"/>
        <text:p text:style-name="Text_20_body">Note: The application to be executed is not platform neutral and there is not yet a handling to compute the real name per platform to have a uniform configuration. This is a todo.</text:p>
        <text:h text:style-name="P30" text:outline-level="1"><text:bookmark-start text:name="__RefHeading__33192117"/>Extend the functionality of the prototype<text:bookmark-end text:name="__RefHeading__33192117"/></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2"/>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1"><text:span text:style-name="T7"><text:tab/></text:span><text:span text:style-name="T8">if</text:span><text:span text:style-name="T7"> (!splashOpened) {</text:span></text:p>
        <text:p text:style-name="P21"><text:span text:style-name="T7"><text:s text:c="8"/>wxMessageDialog dialog(</text:span><text:span text:style-name="T8">NULL</text:span><text:span text:style-name="T7">, msg, windowTitle, wxOK);</text:span></text:p>
        <text:p text:style-name="P23"/>
        <text:p text:style-name="P23"><text:s text:c="8"/>dialog.ShowModal();</text:p>
        <text:p text:style-name="P21"><text:span text:style-name="T7"><text:tab/>} </text:span><text:span text:style-name="T8">else</text:span><text:span text:style-name="T7"> {</text:span></text:p>
        <text:p text:style-name="P21"><text:span text:style-name="T7"><text:tab/><text:tab/></text:span><text:span text:style-name="T8">if</text:span><text:span text:style-name="T7"> (pendingMessages == </text:span><text:span text:style-name="T8">NULL</text:span><text:span text:style-name="T7">) {</text:span></text:p>
        <text:p text:style-name="P23"><text:tab/><text:tab/><text:tab/>REQUEST(getModuleInstance(), lb_I_String, <text:soft-page-break/>pendingMessages)</text:p>
        <text:p text:style-name="P21"><text:span text:style-name="T7"><text:tab/><text:tab/><text:tab/>*pendingMessages = </text:span><text:span text:style-name="T10">""</text:span><text:span text:style-name="T7">;</text:span></text:p>
        <text:p text:style-name="P23"><text:tab/><text:tab/>}</text:p>
        <text:p text:style-name="P23"><text:tab/><text:tab/></text:p>
        <text:p text:style-name="P21"><text:span text:style-name="T7"><text:tab/><text:tab/>*pendingMessages += </text:span><text:span text:style-name="T10">"\n"</text:span><text:span text:style-name="T7">;</text:span></text:p>
        <text:p text:style-name="P23"><text:tab/><text:tab/>*pendingMessages += windowTitle;</text:p>
        <text:p text:style-name="P21"><text:span text:style-name="T7"><text:tab/><text:tab/>*pendingMessages += </text:span><text:span text:style-name="T10">"\n"</text:span><text:span text:style-name="T7">;</text:span></text:p>
        <text:p text:style-name="P23"><text:tab/><text:tab/>*pendingMessages += msg;</text:p>
        <text:p text:style-name="P23"><text:tab/>}</text:p>
        <text:p text:style-name="P21"><text:span text:style-name="T7"><text:tab/></text:span><text:span text:style-name="T8">return</text:span><text:span text:style-name="T7"> ERR_NONE;</text:span></text:p>
        <text:p text:style-name="P23">}</text:p>
        <text:p text:style-name="Text_20_body"/>
        <text:p text:style-name="Text_20_body">This function is part of a collection in a wrapper class having a plain C++ interface in mind without unhiding GUI implementation specific classes and stuff. </text:p>
        <text:p text:style-name="P10">The unmarshalling method:</text:p>
        <text:p text:style-name="Text_20_body"/>
        <text:p text:style-name="P22">lbErrCodes LB_STDCALL lb_wxFrame::showMsgBox(lb_I_Unknown* uk) {</text:p>
        <text:p text:style-name="P23"><text:tab/>lbErrCodes err = ERR_NONE;</text:p>
        <text:p text:style-name="P23"><text:tab/></text:p>
        <text:p text:style-name="P23"><text:tab/>UAP(lb_I_Parameter, param)</text:p>
        <text:p text:style-name="P23"><text:tab/>UAP_REQUEST(manager.getPtr(), lb_I_String, parameter)</text:p>
        <text:p text:style-name="P23"><text:tab/>UAP_REQUEST(manager.getPtr(), lb_I_String, msg)</text:p>
        <text:p text:style-name="P23"><text:tab/>UAP_REQUEST(manager.getPtr(), lb_I_String, title)</text:p>
        <text:p text:style-name="P23"><text:tab/>QI(uk, lb_I_Parameter, param)</text:p>
        <text:p text:style-name="P23"><text:tab/><text:tab/></text:p>
        <text:p text:style-name="P21"><text:span text:style-name="T7"><text:tab/>parameter-&gt;setData(</text:span><text:span text:style-name="T10">"msg"</text:span><text:span text:style-name="T7">);</text:span></text:p>
        <text:p text:style-name="P23"><text:tab/>param-&gt;getUAPString(*&amp;parameter, *&amp;msg);</text:p>
        <text:p text:style-name="P21"><text:span text:style-name="T7"><text:tab/>parameter-&gt;setData(</text:span><text:span text:style-name="T10">"title"</text:span><text:span text:style-name="T7">);</text:span></text:p>
        <text:p text:style-name="P23"><text:tab/>param-&gt;getUAPString(*&amp;parameter, *&amp;title);</text:p>
        <text:p text:style-name="P23"/>
        <text:p text:style-name="P23"><text:tab/>gui-&gt;msgBox(title-&gt;charrep(), msg-&gt;charrep());</text:p>
        <text:p text:style-name="P23"><text:tab/></text:p>
        <text:p text:style-name="P21"><text:span text:style-name="T7"><text:tab/></text:span><text:span text:style-name="T8">return</text:span><text:span text:style-name="T7"> err;</text:span></text:p>
        <text:p text:style-name="P23">}</text:p>
        <text:p text:style-name="P23"/>
        <text:p text:style-name="P18">This function is responsible for unmarshalling the parameters passed in a parameter container. The first code sample lb_MetaApplication::msgBox is the counterpart to this – the marshalling function.</text:p>
        <text:p text:style-name="P18"/>
        <text:p text:style-name="P18">Why do I have choosen such a scheme?</text:p>
        <text:p text:style-name="P18"/>
        <text:p text:style-name="P18">The method as follows is only for the encapsulation of the underlying GUI framework. The user of the independent GUI API shouldn't need to know, what GUI framework is used.</text:p>
        <text:p text:style-name="P18"/>
        <text:p text:style-name="P15"><text:span text:style-name="T11">lbErrCodes LB_STDCALL lb_wxGUI::msgBox(</text:span><text:span text:style-name="T9">char</text:span><text:span text:style-name="T11">* windowTitle, </text:span><text:span text:style-name="T9">char</text:span><text:span text:style-name="T11">* msg)</text:span></text:p>
        <text:p text:style-name="P17"/>
        <text:p text:style-name="P18">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6"/>
        <text:p text:style-name="P17">lbErrCodes LB_STDCALL lb_wxFrame::showMsgBox(lb_I_Unknown* uk)</text:p>
        <text:p text:style-name="P17"/>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1 <text:tab/>Database Applicationprototyping<text:tab/><text:date style:data-style-name="N36" text:date-value="2009-12-17T13:24:36.99">17.12.2009</text:date></text:p>
      </style:header>
      <style:footer>
        <text:p text:style-name="Footer">Author: Lothar Behrens <text:tab/><text:a xlink:type="simple" xlink:href="http://www.lollisoft.de/">http://www.lollisoft.de</text:a> <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9-08T14:11:00</meta:creation-date>
    <dc:creator>Lothar Behrens</dc:creator>
    <dc:date>2009-12-17T13:24:36</dc:date>
    <dc:language>en-US</dc:language>
    <meta:editing-cycles>303</meta:editing-cycles>
    <meta:editing-duration>PT45H28M03S</meta:editing-duration>
    <meta:document-statistic meta:table-count="0" meta:image-count="25" meta:object-count="0" meta:page-count="35" meta:paragraph-count="324" meta:word-count="5929" meta:character-count="35405"/>
    <meta:user-defined meta:name="Info 1"/>
    <meta:user-defined meta:name="Info 2"/>
    <meta:user-defined meta:name="Info 3"/>
    <meta:user-defined meta:name="Info 4"/>
  </office:meta>
</office:document-meta>
</file>